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4in" style:rel-column-width="1705*"/>
    </style:style>
    <style:style style:name="Table1.B" style:family="table-column">
      <style:table-column-properties style:column-width="4.0625in" style:rel-column-width="5850*"/>
    </style:style>
    <style:style style:name="Table1.C" style:family="table-column">
      <style:table-column-properties style:column-width="1.6785in" style:rel-column-width="2417*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1c9341" officeooo:paragraph-rsid="001c934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395b" officeooo:paragraph-rsid="001b395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395b" officeooo:paragraph-rsid="001b395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b395b" officeooo:paragraph-rsid="001b395b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395b" officeooo:paragraph-rsid="001b395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1b395b" officeooo:paragraph-rsid="001b395b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b395b" officeooo:paragraph-rsid="001b395b"/>
    </style:style>
    <style:style style:name="P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paragraph-rsid="001b395b" style:font-style-asian="italic" style:font-style-complex="italic"/>
    </style:style>
    <style:style style:name="T1" style:family="text">
      <style:text-properties officeooo:rsid="001b395b"/>
    </style:style>
    <style:style style:name="T2" style:family="text">
      <style:text-properties fo:font-style="normal" officeooo:rsid="001b395b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RECTORI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72813927936">
          <table:table-cell table:style-name="Table1.A1" office:value-type="string">
            <text:p text:style-name="P7">DIRECTORIES</text:p>
          </table:table-cell>
          <table:table-cell table:style-name="Table1.A1" office:value-type="string">
            <text:p text:style-name="P6">CONTENTS</text:p>
          </table:table-cell>
          <table:table-cell table:style-name="Table1.A1" office:value-type="string">
            <text:p text:style-name="P6">EXAMPLES</text:p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bin</text:span></text:p>
          </table:table-cell>
          <table:table-cell table:style-name="Table1.A1" office:value-type="string">
            <text:p text:style-name="P5">Se almacenan ejecutables a</text:p>
            <text:p text:style-name="P5">nivel usuario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sbin</text:span></text:p>
          </table:table-cell>
          <table:table-cell table:style-name="Table1.A1" office:value-type="string">
            <text:p text:style-name="P5">Igual que el bin pero es para el</text:p>
            <text:p text:style-name="P5">superusuario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usr</text:span></text:p>
          </table:table-cell>
          <table:table-cell table:style-name="Table1.A1" office:value-type="string">
            <text:p text:style-name="P5">Para ficheros que son</text:p>
            <text:p text:style-name="P5">compatibles para todo el sistema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9"><text:span text:style-name="T1">/usr/bin</text:span></text:p>
          </table:table-cell>
          <table:table-cell table:style-name="Table1.A1" office:value-type="string">
            <text:p text:style-name="P5">Contiene los binarios del</text:p>
            <text:p text:style-name="P5">paquete de desarrollo</text:p>
            <text:p text:style-name="P5">desempaquetados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10"><text:span text:style-name="T1">/usr/sbin</text:span></text:p>
          </table:table-cell>
          <table:table-cell table:style-name="Table1.A1" office:value-type="string">
            <text:p text:style-name="P5">Enlace a sbin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10"><text:span text:style-name="T1">/usr/src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etc</text:span></text:p>
          </table:table-cell>
          <table:table-cell table:style-name="Table1.A1" office:value-type="string">
            <text:p text:style-name="P5">Almacena archivos de</text:p>
            <text:p text:style-name="P5">configuración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9"><text:span text:style-name="T1">/etc/skel</text:span></text:p>
          </table:table-cell>
          <table:table-cell table:style-name="Table1.A1" office:value-type="string">
            <text:p text:style-name="P5">Plantilla para crear usuarios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root</text:span></text:p>
          </table:table-cell>
          <table:table-cell table:style-name="Table1.A1" office:value-type="string">
            <text:p text:style-name="P5">Carpeta personal del usuario</text:p>
            <text:p text:style-name="P5">root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home</text:span></text:p>
          </table:table-cell>
          <table:table-cell table:style-name="Table1.A1" office:value-type="string">
            <text:p text:style-name="P5">Carpeta del usuario entandar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lib</text:span></text:p>
          </table:table-cell>
          <table:table-cell table:style-name="Table1.A1" office:value-type="string">
            <text:p text:style-name="P5">Librerias comaridas con</text:p>
            <text:p text:style-name="P5">distintas aplicaciones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media</text:span></text:p>
          </table:table-cell>
          <table:table-cell table:style-name="Table1.A1" office:value-type="string">
            <text:p text:style-name="P5">Contiene subdirectorios que es CDROM, USB</text:p>
            <text:p text:style-name="P5">un punto de montaje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tmp</text:span></text:p>
          </table:table-cell>
          <table:table-cell table:style-name="Table1.A1" office:value-type="string">
            <text:p text:style-name="P5">Guarda archivos temporales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lots+found</text:span></text:p>
          </table:table-cell>
          <table:table-cell table:style-name="Table1.A1" office:value-type="string">
            <text:p text:style-name="P5">Almacena directorios</text:p>
            <text:p text:style-name="P5">eliminados mediante el dsck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5">/<text:span text:style-name="T1">proc</text:span></text:p>
          </table:table-cell>
          <table:table-cell table:style-name="Table1.A1" office:value-type="string">
            <text:p text:style-name="P5">Contiene INFORMACION</text:p>
            <text:p text:style-name="P5">sobre los procesos que se estan</text:p>
            <text:p text:style-name="P5">ejecutando pero que se</text:p>
            <text:p text:style-name="P5">encuentras en la memirua ram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8">/dev</text:p>
          </table:table-cell>
          <table:table-cell table:style-name="Table1.A1" office:value-type="string">
            <text:p text:style-name="P5">Definiciones de todos los</text:p>
            <text:p text:style-name="P5">dispositivos que tenemos en el</text:p>
            <text:p text:style-name="P5">sistema</text:p>
          </table:table-cell>
          <table:table-cell table:style-name="Table1.A1" office:value-type="string">
            <text:p text:style-name="P5"/>
          </table:table-cell>
        </table:table-row>
        <table:table-row table:style-name="TableLine94472813927936">
          <table:table-cell table:style-name="Table1.A1" office:value-type="string">
            <text:p text:style-name="P9"><text:span text:style-name="T1">/dev</text:span><text:span text:style-name="T2">/null</text:span></text:p>
          </table:table-cell>
          <table:table-cell table:style-name="Table1.A1" office:value-type="string">
            <text:p text:style-name="P5">Agujero que se traga todo lo que</text:p>
            <text:p text:style-name="P5">se envia</text:p>
          </table:table-cell>
          <table:table-cell table:style-name="Table1.A1" office:value-type="string">
            <text:p text:style-name="P5"/>
          </table:table-cell>
        </table:table-row>
      </table:table>
      <text:p text:style-name="P2"/>
      <text:p text:style-name="P4">1. Windows is installed</text:p>
      <text:p text:style-name="P4">2. System Folder</text:p>
      <text:p text:style-name="P4">3. Program Files Folder</text:p>
      <text:p text:style-name="P4">4. Shared Program Data</text:p>
      <text:p text:style-name="P4">5. Folder where the Sources are installed</text:p>
      <text:p text:style-name="P4">6. Programs that start with Windows</text:p>
      <text:p text:style-name="P4">7. User Profile Fold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9341" officeooo:paragraph-rsid="001c934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1 DAW Edison Alcoc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8:40:47.061516656</meta:creation-date>
    <dc:date>2022-02-21T18:49:54.268548276</dc:date>
    <meta:editing-duration>PT9M7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61" meta:word-count="169" meta:character-count="1057" meta:non-whitespace-character-count="949"/>
  </office:meta>
</office:document-meta>
</file>